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imes New Roman" svg:font-family="'Times New Roman'" style:font-family-generic="roman" style:font-pitch="variable"/>
  </office:font-face-decls>
  <office:automatic-styles>
    <style:style style:name="P1"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style:font-name="Times New Roman" officeooo:rsid="0003f060" officeooo:paragraph-rsid="0003f060"/>
    </style:style>
    <style:style style:name="P2"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style:font-name="Times New Roman" fo:font-style="italic" officeooo:rsid="0003f060" officeooo:paragraph-rsid="0003f060" style:font-style-asian="italic" style:font-style-complex="italic"/>
    </style:style>
    <style:style style:name="P3" style:family="paragraph" style:parent-style-name="Standard">
      <loext:graphic-properties draw:fill-gradient-name="gradient" draw:fill-hatch-name="hatch"/>
      <style:paragraph-properties fo:margin-left="0in" fo:margin-right="0in" fo:line-height="200%" fo:text-align="start" style:justify-single-word="false" fo:text-indent="0.4984in" style:auto-text-indent="true"/>
      <style:text-properties officeooo:rsid="0003f060" officeooo:paragraph-rsid="0003f06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 Thankful - Colossians 2:6-7</text:p>
      <text:p text:style-name="P2">Therefore, as you received Christ Jesus the Lord, so walk in him, rooted and built up in him and established in the faith, just as you were taught, abounding in thanksgiving.</text:p>
      <text:p text:style-name="P3">People in this world always seem to find things to complain about. Whether it be the cold or the hot summer, or maybe a less than perfect vehicle. They could say their house is not big enough, or they do not have the right type of income that they want. It seems that we humans are never really satisfied. The more and more we read about the Israelite’s of old we see ourselves in them so much. Humans are all the same no matter how much time passes.</text:p>
      <text:p text:style-name="P3">As Christians, we are taught to walk a different path. We are told in I Thessalonians to give thanks in all things. Paul tells us in Philippians that in all situations to be content. Christ told us that He will take care of our very needs in Matthew 6:25. The world will complain about worldly things because they do not have a hope. They live their lives by emotion and by the moment. Like a rising and falling tide so goes their emotions. We are to be the opposite of that.</text:p>
      <text:p text:style-name="P3">In Colossians we read that we are to be abounding in Thanksgiving. Christ gave us the only true gift that one can get and that is a promise of eternal life after this place. We will, after a short season will be in the bosom of our savior, basking in His glory and giving thanks for what He has given us. It is in this hope that we can find the things that God has given us and see the blessings in them. </text:p>
      <text:p text:style-name="P3">We may not have the best car, but we have one that gets us to the house of God. We may not have the biggest house, but we have a place to lay our head. We may not be financially well off, but our treasure is not being stored here, it is being kept by the very hands of God. Everything that happens in this life, everything that God allows to happen to us in this life is for one purpose and that is to get us to draw closer to Him. That is why our scripture said to take root in Christ. We are to stand firm on His promise of eternal life. Let us remember this week to give thanks when it does not seem like we can find anything, and thus send the devil, world and our flesh packing so we can bask in Christ. Thank You.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5T20:04:21.542007017</meta:creation-date>
    <dc:title>default</dc:title>
    <meta:editing-duration>PT12S</meta:editing-duration>
    <meta:editing-cycles>2</meta:editing-cycles>
    <meta:generator>LibreOffice/7.2.4.1$Linux_X86_64 LibreOffice_project/20$Build-1</meta:generator>
    <dc:date>2022-01-15T20:16:54.512806759</dc:date>
    <meta:document-statistic meta:table-count="0" meta:image-count="0" meta:object-count="0" meta:page-count="1" meta:paragraph-count="6" meta:word-count="448" meta:character-count="2254" meta:non-whitespace-character-count="1810"/>
    <meta:template xlink:type="simple" xlink:actuate="onRequest" xlink:title="default" xlink:href="../../../../../../../home/laserpastor/Templates/default.ott" meta:date="2022-01-15T20:04:21.006824031"/>
  </office:meta>
</office:document-meta>
</file>